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2cm" svg:stroke-color="#0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draw:fill-color="#000000" draw:textarea-horizontal-align="center" draw:textarea-vertical-align="middle"/>
    </style:style>
    <style:style style:name="gr3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width="0.152cm" svg:stroke-color="#000000" draw:fill="none" draw:fill-color="#ffffff" fo:min-height="0.635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152cm" svg:stroke-color="#000000" draw:fill="none" draw:fill-color="#ffffff" fo:min-height="1.054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width="0.152cm" svg:stroke-color="#000000" draw:fill="none" draw:fill-color="#ffffff" fo:min-height="1.855cm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width="0.152cm" svg:stroke-color="#000000" draw:fill="none" draw:fill-color="#ffffff" fo:min-height="1.018cm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width="0.152cm" svg:stroke-color="#000000" draw:fill="none" draw:fill-color="#ffffff" fo:min-height="1.097cm" fo:padding-top="0.201cm" fo:padding-bottom="0.201cm" fo:padding-left="0.326cm" fo:padding-right="0.326cm"/>
    </style:style>
    <style:style style:name="P1" style:family="paragraph">
      <style:paragraph-properties fo:text-align="center"/>
      <style:text-properties fo:color="#808080"/>
    </style:style>
    <style:style style:name="P2" style:family="paragraph">
      <style:text-properties fo:color="#808080" fo:font-size="18pt"/>
    </style:style>
    <style:style style:name="T1" style:family="text">
      <style:text-properties fo:color="#808080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135cm" svg:height="0.515cm" draw:transform="rotate (-0.726755100531488) translate (14.75cm 5.685cm)" svg:viewBox="0 0 3136 516" svg:d="m0-11104c608 9 3136 516 3136 516">
          <text:p/>
        </draw:path>
        <draw:circle draw:style-name="gr2" draw:text-style-name="P1" draw:layer="layout" svg:width="0.634cm" svg:height="0.633cm" svg:x="4.39cm" svg:y="5.382cm">
          <text:p/>
        </draw:circle>
        <draw:circle draw:style-name="gr2" draw:text-style-name="P1" draw:layer="layout" svg:width="0.635cm" svg:height="0.635cm" svg:x="8.373cm" svg:y="12.196cm">
          <text:p/>
        </draw:circle>
        <draw:circle draw:style-name="gr2" draw:text-style-name="P1" draw:layer="layout" svg:width="0.535cm" svg:height="0.535cm" svg:x="11.15cm" svg:y="15.205cm">
          <text:p/>
        </draw:circle>
        <draw:connector draw:style-name="gr3" draw:text-style-name="P1" draw:layer="layout" draw:type="curve" svg:x1="11.108cm" svg:y1="12.724cm" svg:x2="11.108cm" svg:y2="9.399cm" draw:start-shape="id1" draw:start-glue-point="0" draw:end-shape="id2" draw:end-glue-point="2" svg:d="m11108 12724v-3325">
          <text:p/>
        </draw:connector>
        <draw:path draw:style-name="gr1" draw:text-style-name="P1" draw:layer="layout" svg:width="3.333cm" svg:height="0.424cm" draw:transform="rotate (-0.984016632275403) translate (9.667cm 6.084cm)" svg:viewBox="0 0 3334 425" svg:d="m0-9363c554 120 3334 425 3334 425">
          <text:p/>
        </draw:path>
        <draw:path draw:style-name="gr1" draw:text-style-name="P1" draw:layer="layout" svg:width="3.047cm" svg:height="0.605cm" draw:transform="rotate (1.42890105860749) translate (8.68832094361854cm 9.04161729530354cm)" svg:viewBox="0 0 3048 606" svg:d="m0 19769c542-100 3048 596 3048 596">
          <text:p/>
        </draw:path>
        <draw:path draw:style-name="gr1" draw:text-style-name="P1" draw:layer="layout" svg:width="5.257cm" svg:height="1.094cm" draw:transform="rotate (-0.557283630162871) translate (10.2604930386592cm 2.90409115851382cm)" svg:viewBox="0 0 5258 1095" svg:d="m0-4829c910-73 5258-1095 5258-1095">
          <text:p/>
        </draw:path>
        <draw:path draw:style-name="gr4" draw:text-style-name="P1" draw:layer="layout" svg:width="2.602cm" svg:height="0.223cm" draw:transform="skewX (0.0137881010907526) rotate (-2.85745305136576) translate (7.12592013343919cm 5.04121139654341cm)" svg:viewBox="0 0 2603 224" svg:d="m0-13449c222 9 2603-224 2603-224">
          <text:p/>
        </draw:path>
        <draw:circle draw:style-name="gr2" draw:text-style-name="P1" draw:layer="layout" svg:width="0.635cm" svg:height="0.635cm" svg:x="9.446cm" svg:y="5.794cm">
          <text:p/>
        </draw:circle>
        <draw:circle draw:style-name="gr2" draw:text-style-name="P1" draw:id="id2" draw:layer="layout" svg:width="0.635cm" svg:height="0.635cm" svg:x="10.791cm" svg:y="8.764cm">
          <text:p/>
        </draw:circle>
        <draw:path draw:style-name="gr4" draw:text-style-name="P1" draw:layer="layout" svg:width="1.693cm" svg:height="0.025cm" draw:transform="skewX (-1.45647726078899) rotate (-1.51337499440518) translate (9.68080866063264cm 4.04880148506636cm)" svg:viewBox="0 0 1694 26" svg:d="m0-18863c286-10 1694 24 1694 24">
          <text:p/>
        </draw:path>
        <draw:circle draw:style-name="gr2" draw:text-style-name="P1" draw:layer="layout" svg:width="0.635cm" svg:height="0.635cm" svg:x="8.373cm" svg:y="8.626cm">
          <text:p/>
        </draw:circle>
        <draw:circle draw:style-name="gr2" draw:text-style-name="P1" draw:layer="layout" svg:width="0.635cm" svg:height="0.635cm" svg:x="14.465cm" svg:y="5.37cm">
          <text:p/>
        </draw:circle>
        <draw:circle draw:style-name="gr2" draw:text-style-name="P1" draw:layer="layout" svg:width="0.635cm" svg:height="0.635cm" svg:x="16.41cm" svg:y="7.897cm">
          <text:p/>
        </draw:circle>
        <draw:circle draw:style-name="gr2" draw:text-style-name="P1" draw:layer="layout" svg:width="0.635cm" svg:height="0.636cm" svg:x="2.27cm" svg:y="7.995cm">
          <text:p/>
        </draw:circle>
        <draw:path draw:style-name="gr1" draw:text-style-name="P1" draw:layer="layout" svg:width="3.322cm" svg:height="1.608cm" draw:transform="rotate (1.1058406140634) translate (7.23385287549538cm 15.5055733403407cm)" svg:viewBox="0 0 3323 1609" svg:d="m0 28446c533-72 3323-1609 3323-1609">
          <text:p/>
        </draw:path>
        <draw:circle draw:style-name="gr2" draw:text-style-name="P1" draw:id="id1" draw:layer="layout" svg:width="0.635cm" svg:height="0.635cm" svg:x="10.791cm" svg:y="12.724cm">
          <text:p/>
        </draw:circle>
        <draw:circle draw:style-name="gr2" draw:text-style-name="P1" draw:layer="layout" svg:width="0.634cm" svg:height="0.633cm" svg:x="4.39cm" svg:y="7.995cm">
          <text:p/>
        </draw:circle>
        <draw:circle draw:style-name="gr2" draw:text-style-name="P1" draw:layer="layout" svg:width="0.635cm" svg:height="0.635cm" svg:x="9.34cm" svg:y="3.54cm">
          <text:p/>
        </draw:circle>
        <draw:path draw:style-name="gr4" draw:text-style-name="P1" draw:layer="layout" svg:width="2.508cm" svg:height="0.924cm" draw:transform="skewX (-0.176103721526195) rotate (1.26745810279804) translate (10.4564629137238cm 15.3507046079545cm)" svg:viewBox="0 0 2509 925" svg:d="m0 30054c363 8 2509-925 2509-925">
          <text:p/>
        </draw:path>
        <draw:path draw:style-name="gr4" draw:text-style-name="P1" draw:layer="layout" svg:width="2.114cm" svg:height="1.453cm" draw:transform="rotate (0.958360292269905) translate (3.48940961353273cm 7.47525201215481cm)" svg:viewBox="0 0 2115 1454" svg:d="m0 15759c673-408 2115-1454 2115-1454">
          <text:p/>
        </draw:path>
        <draw:frame draw:style-name="gr5" draw:text-style-name="P2" draw:layer="layout" svg:width="1.27cm" svg:height="1.825cm" svg:x="4.522cm" svg:y="6.688cm">
          <draw:text-box>
            <text:p><text:span text:style-name="T1">8</text:span></text:p>
            <text:p><text:span text:style-name="T1"/></text:p>
          </draw:text-box>
        </draw:frame>
        <draw:frame draw:style-name="gr5" draw:text-style-name="P2" draw:layer="layout" svg:width="1.27cm" svg:height="1.825cm" svg:x="2.664cm" svg:y="6.106cm">
          <draw:text-box>
            <text:p><text:span text:style-name="T1">7</text:span></text:p>
            <text:p><text:span text:style-name="T1"/></text:p>
          </draw:text-box>
        </draw:frame>
        <draw:frame draw:style-name="gr5" draw:text-style-name="P2" draw:layer="layout" svg:width="1.27cm" svg:height="1.114cm" svg:x="11.16cm" svg:y="13.932cm">
          <draw:text-box>
            <text:p><text:span text:style-name="T1">4</text:span></text:p>
          </draw:text-box>
        </draw:frame>
        <draw:frame draw:style-name="gr6" draw:text-style-name="P2" draw:layer="layout" svg:width="1.646cm" svg:height="1.456cm" svg:x="10.556cm" svg:y="7.135cm">
          <draw:text-box>
            <text:p><text:span text:style-name="T1">14</text:span></text:p>
          </draw:text-box>
        </draw:frame>
        <draw:frame draw:style-name="gr7" draw:text-style-name="P2" draw:layer="layout" svg:width="1.26cm" svg:height="2.536cm" svg:x="10.925cm" svg:y="10.443cm">
          <draw:text-box>
            <text:p><text:span text:style-name="T1">6</text:span></text:p>
            <text:p><text:span text:style-name="T1"/></text:p>
            <text:p><text:span text:style-name="T1"/></text:p>
          </draw:text-box>
        </draw:frame>
        <draw:frame draw:style-name="gr5" draw:text-style-name="P2" draw:layer="layout" svg:width="1.27cm" svg:height="1.114cm" svg:x="8.683cm" svg:y="13.811cm">
          <draw:text-box>
            <text:p><text:span text:style-name="T1">3</text:span></text:p>
          </draw:text-box>
        </draw:frame>
        <draw:frame draw:style-name="gr5" draw:text-style-name="P2" draw:layer="layout" svg:width="1.436cm" svg:height="1.114cm" svg:x="4.696cm" svg:y="9.801cm">
          <draw:text-box>
            <text:p><text:span text:style-name="T1">11</text:span></text:p>
          </draw:text-box>
        </draw:frame>
        <draw:frame draw:style-name="gr5" draw:text-style-name="P2" draw:layer="layout" svg:width="1.27cm" svg:height="1.825cm" svg:x="5.19cm" svg:y="4.276cm">
          <draw:text-box>
            <text:p><text:span text:style-name="T1">2</text:span></text:p>
            <text:p><text:span text:style-name="T1"/></text:p>
          </draw:text-box>
        </draw:frame>
        <draw:frame draw:style-name="gr5" draw:text-style-name="P2" draw:layer="layout" svg:width="1.27cm" svg:height="1.825cm" svg:x="11.977cm" svg:y="3.837cm">
          <draw:text-box>
            <text:p><text:span text:style-name="T1">5</text:span></text:p>
            <text:p><text:span text:style-name="T1"/></text:p>
          </draw:text-box>
        </draw:frame>
        <draw:frame draw:style-name="gr5" draw:text-style-name="P2" draw:layer="layout" svg:width="1.144cm" svg:height="1.114cm" svg:x="15.808cm" svg:y="6.483cm">
          <draw:text-box>
            <text:p><text:span text:style-name="T1">1</text:span></text:p>
          </draw:text-box>
        </draw:frame>
        <draw:path draw:style-name="gr4" draw:text-style-name="P1" draw:layer="layout" svg:width="3.348cm" svg:height="0.429cm" draw:transform="rotate (0.958360292269905) translate (2.42876431432041cm 8.23847165952076cm)" svg:viewBox="0 0 3349 430" svg:d="m0 13573c673-408 3349 304 3349 304">
          <text:p/>
        </draw:path>
        <draw:circle draw:style-name="gr2" draw:text-style-name="P1" draw:layer="layout" svg:width="0.635cm" svg:height="0.635cm" svg:x="8.374cm" svg:y="15.839cm">
          <text:p/>
        </draw:circle>
        <draw:frame draw:style-name="gr8" draw:text-style-name="P2" draw:layer="layout" svg:width="1.461cm" svg:height="1.825cm" svg:x="8.842cm" svg:y="7.483cm">
          <draw:text-box>
            <text:p><text:span text:style-name="T1">12</text:span></text:p>
            <text:p><text:span text:style-name="T1"/></text:p>
          </draw:text-box>
        </draw:frame>
        <draw:path draw:style-name="gr1" draw:text-style-name="P1" draw:layer="layout" svg:width="3.322cm" svg:height="1.608cm" draw:transform="rotate (1.1058406140634) translate (7.20285287549538cm 11.7395733403407cm)" svg:viewBox="0 0 3323 1609" svg:d="m0 25013c533-72 3323-1609 3323-1609">
          <text:p/>
        </draw:path>
        <draw:path draw:style-name="gr1" draw:text-style-name="P1" draw:layer="layout" svg:width="3.322cm" svg:height="1.608cm" draw:transform="rotate (1.1058406140634) translate (3.18685287549538cm 11.2415733403407cm)" svg:viewBox="0 0 3323 1609" svg:d="m0 17387c533-72 3323-1609 3323-1609">
          <text:p/>
        </draw:path>
        <draw:circle draw:style-name="gr2" draw:text-style-name="P1" draw:layer="layout" svg:width="0.635cm" svg:height="0.635cm" svg:x="4.391cm" svg:y="11.669cm">
          <text:p/>
        </draw:circle>
        <draw:frame draw:style-name="gr5" draw:text-style-name="P2" draw:layer="layout" svg:width="1.27cm" svg:height="1.114cm" svg:x="8.494cm" svg:y="10.299cm">
          <draw:text-box>
            <text:p><text:span text:style-name="T1">8</text:span></text:p>
          </draw:text-box>
        </draw:frame>
        <draw:frame draw:style-name="gr9" draw:text-style-name="P2" draw:layer="layout" svg:width="1.623cm" svg:height="1.499cm" svg:x="9.707cm" svg:y="4.54cm">
          <draw:text-box>
            <text:p><text:span text:style-name="T1">10</text:span></text:p>
          </draw:text-box>
        </draw:frame>
        <draw:path draw:style-name="gr4" draw:text-style-name="P1" draw:layer="layout" svg:width="2.602cm" svg:height="0.223cm" draw:transform="skewX (0.0137881010907527) rotate (-2.85745305136576) translate (9.61692013343919cm 4.07621139654342cm)" svg:viewBox="0 0 2603 224" svg:d="m0-12993c222 9 2603-224 2603-224">
          <text:p/>
        </draw:path>
        <draw:circle draw:style-name="gr2" draw:text-style-name="P1" draw:layer="layout" svg:width="0.634cm" svg:height="0.633cm" svg:x="6.755cm" svg:y="4.512cm">
          <text:p/>
        </draw:circle>
        <draw:frame draw:style-name="gr5" draw:text-style-name="P2" draw:layer="layout" svg:width="1.436cm" svg:height="1.114cm" svg:x="7.31cm" svg:y="3.358cm">
          <draw:text-box>
            <text:p><text:span text:style-name="T1">1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hris Nicholls</meta:initial-creator>
    <meta:creation-date>2010-07-21T15:17:07</meta:creation-date>
    <dc:date>2010-07-21T15:25:19</dc:date>
    <dc:creator>Chris Nicholls</dc:creator>
    <meta:editing-duration>PT00H02M07S</meta:editing-duration>
    <meta:editing-cycles>1</meta:editing-cycles>
    <meta:document-statistic meta:object-count="43"/>
    <meta:generator>OpenOffice.org/3.1$Unix OpenOffice.org_project/310m19$Build-9420</meta:generator>
  </office:meta>
</office:document-meta>
</file>